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Open Sans" fo:font-size="11pt" fo:font-weight="bold" officeooo:rsid="00080076" officeooo:paragraph-rsid="00080076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Open Sans" fo:font-size="11pt" fo:font-weight="normal" officeooo:rsid="00080076" officeooo:paragraph-rsid="00080076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Open Sans" fo:font-size="11pt" fo:font-weight="normal" officeooo:rsid="00082f3b" officeooo:paragraph-rsid="00082f3b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Open Sans" fo:font-size="11pt" fo:font-weight="normal" officeooo:rsid="000b0c6c" officeooo:paragraph-rsid="000b0c6c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Open Sans" fo:font-size="11pt" fo:font-weight="normal" officeooo:rsid="001548c1" officeooo:paragraph-rsid="001548c1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Open Sans" fo:font-size="11pt" fo:font-weight="normal" officeooo:rsid="0020e7b9" officeooo:paragraph-rsid="0020e7b9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Open Sans" fo:font-size="11pt" fo:font-weight="normal" officeooo:rsid="002afde5" officeooo:paragraph-rsid="002afde5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Open Sans" fo:font-size="11pt" fo:font-weight="normal" officeooo:rsid="0039cd33" officeooo:paragraph-rsid="0039cd33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Open Sans" fo:font-size="11pt" fo:font-weight="normal" officeooo:rsid="0040ca71" officeooo:paragraph-rsid="0040ca71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Open Sans" fo:font-size="11pt" fo:font-weight="normal" officeooo:rsid="0040ca71" officeooo:paragraph-rsid="0045af2e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Open Sans" fo:font-size="11pt" fo:font-weight="normal" officeooo:rsid="0048825e" officeooo:paragraph-rsid="0048825e" style:font-size-asian="11pt" style:font-weight-asian="normal" style:font-size-complex="11pt" style:font-weight-complex="normal"/>
    </style:style>
    <style:style style:name="T1" style:family="text">
      <style:text-properties officeooo:rsid="0009059e"/>
    </style:style>
    <style:style style:name="T2" style:family="text">
      <style:text-properties officeooo:rsid="000a3eff"/>
    </style:style>
    <style:style style:name="T3" style:family="text">
      <style:text-properties officeooo:rsid="000b0c6c"/>
    </style:style>
    <style:style style:name="T4" style:family="text">
      <style:text-properties officeooo:rsid="000cd9f5"/>
    </style:style>
    <style:style style:name="T5" style:family="text">
      <style:text-properties officeooo:rsid="000ed141"/>
    </style:style>
    <style:style style:name="T6" style:family="text">
      <style:text-properties officeooo:rsid="00107dac"/>
    </style:style>
    <style:style style:name="T7" style:family="text">
      <style:text-properties officeooo:rsid="00127fc7"/>
    </style:style>
    <style:style style:name="T8" style:family="text">
      <style:text-properties officeooo:rsid="00137264"/>
    </style:style>
    <style:style style:name="T9" style:family="text">
      <style:text-properties officeooo:rsid="00173cea"/>
    </style:style>
    <style:style style:name="T10" style:family="text">
      <style:text-properties officeooo:rsid="0018cba0"/>
    </style:style>
    <style:style style:name="T11" style:family="text">
      <style:text-properties officeooo:rsid="001a5696"/>
    </style:style>
    <style:style style:name="T12" style:family="text">
      <style:text-properties officeooo:rsid="001bb0b9"/>
    </style:style>
    <style:style style:name="T13" style:family="text">
      <style:text-properties officeooo:rsid="001c6d0e"/>
    </style:style>
    <style:style style:name="T14" style:family="text">
      <style:text-properties officeooo:rsid="00221ab5"/>
    </style:style>
    <style:style style:name="T15" style:family="text">
      <style:text-properties officeooo:rsid="0023ec51"/>
    </style:style>
    <style:style style:name="T16" style:family="text">
      <style:text-properties officeooo:rsid="00259837"/>
    </style:style>
    <style:style style:name="T17" style:family="text">
      <style:text-properties officeooo:rsid="002916e8"/>
    </style:style>
    <style:style style:name="T18" style:family="text">
      <style:text-properties officeooo:rsid="002ba70b"/>
    </style:style>
    <style:style style:name="T19" style:family="text">
      <style:text-properties officeooo:rsid="002caf2f"/>
    </style:style>
    <style:style style:name="T20" style:family="text">
      <style:text-properties officeooo:rsid="002e084c"/>
    </style:style>
    <style:style style:name="T21" style:family="text">
      <style:text-properties officeooo:rsid="003104a2"/>
    </style:style>
    <style:style style:name="T22" style:family="text">
      <style:text-properties officeooo:rsid="0033b845"/>
    </style:style>
    <style:style style:name="T23" style:family="text">
      <style:text-properties officeooo:rsid="00353a94"/>
    </style:style>
    <style:style style:name="T24" style:family="text">
      <style:text-properties officeooo:rsid="0035d3d1"/>
    </style:style>
    <style:style style:name="T25" style:family="text">
      <style:text-properties officeooo:rsid="003752ce"/>
    </style:style>
    <style:style style:name="T26" style:family="text">
      <style:text-properties officeooo:rsid="003b72fc"/>
    </style:style>
    <style:style style:name="T27" style:family="text">
      <style:text-properties officeooo:rsid="003cafc4"/>
    </style:style>
    <style:style style:name="T28" style:family="text">
      <style:text-properties officeooo:rsid="003ef33b"/>
    </style:style>
    <style:style style:name="T29" style:family="text">
      <style:text-properties officeooo:rsid="00419a75"/>
    </style:style>
    <style:style style:name="T30" style:family="text">
      <style:text-properties officeooo:rsid="0049f8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DES E INTERNET</text:p>
      <text:p text:style-name="P1"/>
      <text:p text:style-name="P2">1. Fundamentos de las redes</text:p>
      <text:p text:style-name="P2"><text:tab/>1.1. Proceso de comunicación</text:p>
      <text:p text:style-name="P2"><text:tab/>1.2. Redes de ordenadores</text:p>
      <text:p text:style-name="P3">2. Origen de las redes y modelo<text:span text:style-name="T1">s</text:span> de referencia</text:p>
      <text:p text:style-name="P3"><text:tab/><text:span text:style-name="T2">2.1. Modelo de referencia OSI</text:span></text:p>
      <text:p text:style-name="P3"><text:tab/><text:span text:style-name="T3">2.2. Familia de protocolos de internet: TCP/IP</text:span></text:p>
      <text:p text:style-name="P4">3. Protocolo IP</text:p>
      <text:p text:style-name="P4"><text:tab/><text:span text:style-name="T4">3.1. Direcciones IP</text:span></text:p>
      <text:p text:style-name="P4"><text:tab/><text:span text:style-name="T5">3.2. Subredes</text:span></text:p>
      <text:p text:style-name="P4"><text:tab/><text:span text:style-name="T6">3.3. Puerta de enlace o Gateway</text:span></text:p>
      <text:p text:style-name="P4"><text:tab/><text:span text:style-name="T7">3.4. DNS</text:span></text:p>
      <text:p text:style-name="P4"><text:tab/><text:span text:style-name="T8">3.5. Dirección MAC</text:span></text:p>
      <text:p text:style-name="P5">4. Tipos de redes</text:p>
      <text:p text:style-name="P5"><text:tab/><text:span text:style-name="T9">4.1. Según su área de cobertura</text:span></text:p>
      <text:p text:style-name="P5"><text:tab/><text:span text:style-name="T10">4.2. Según su topología</text:span></text:p>
      <text:p text:style-name="P5"><text:tab/><text:span text:style-name="T11">4.3. Según su nivel de acceso o privacidad</text:span></text:p>
      <text:p text:style-name="P5"><text:tab/><text:span text:style-name="T12">4.4. Según su relación funcional</text:span></text:p>
      <text:p text:style-name="P5"><text:tab/><text:span text:style-name="T13">4.5. Según su tecnología física de conexión</text:span></text:p>
      <text:p text:style-name="P6">5. <text:span text:style-name="T14">La red Internet</text:span></text:p>
      <text:p text:style-name="P6"><text:tab/><text:span text:style-name="T15">5.1. Orígenes de Internet</text:span></text:p>
      <text:p text:style-name="P6"><text:tab/><text:span text:style-name="T16">5.2. Servicios de Internet</text:span></text:p>
      <text:p text:style-name="P6"><text:tab/><text:span text:style-name="T17">5.3. La web</text:span></text:p>
      <text:p text:style-name="P6"><text:tab/><text:span text:style-name="T17">5.4. Evolución de la web</text:span></text:p>
      <text:p text:style-name="P7">6. Tecnologías de acceso <text:span text:style-name="T18">a Internet</text:span></text:p>
      <text:p text:style-name="P7"><text:tab/><text:span text:style-name="T19">6.1. Línea telefónica</text:span></text:p>
      <text:p text:style-name="P7"><text:tab/><text:span text:style-name="T20">6.2. Cable o HFC</text:span></text:p>
      <text:p text:style-name="P7"><text:tab/><text:span text:style-name="T21">6.3. Fibra óptica hasta el hogar</text:span></text:p>
      <text:p text:style-name="P7"><text:tab/><text:span text:style-name="T22">6.4. Internet por satélite</text:span></text:p>
      <text:p text:style-name="P7"><text:tab/><text:span text:style-name="T23">6.5. WiMAX y LMDS</text:span></text:p>
      <text:p text:style-name="P7"><text:tab/><text:span text:style-name="T24">6.6. Red eléctrica</text:span></text:p>
      <text:p text:style-name="P7"><text:tab/><text:span text:style-name="T25">6.7. Conexión por telefonía móvil</text:span></text:p>
      <text:p text:style-name="P8">7. Configuración de una red</text:p>
      <text:p text:style-name="P8"><text:tab/><text:span text:style-name="T26">7.1. Instalar y conectar los componentes</text:span></text:p>
      <text:p text:style-name="P8"><text:tab/><text:span text:style-name="T27">7.2. Adaptadores de red</text:span></text:p>
      <text:p text:style-name="P8"><text:tab/><text:span text:style-name="T28">7.3. Router</text:span></text:p>
      <text:p text:style-name="P9">8. Compartir recursos</text:p>
      <text:p text:style-name="P9"><text:tab/><text:span text:style-name="T29">8.1. Compartir archivos y carpetas en Windows</text:span></text:p>
      <text:p text:style-name="P10"><text:tab/><text:span text:style-name="T29">8.1. Compartir recursos en distribuciones GNU/Linux</text:span></text:p>
      <text:p text:style-name="P11">9. Seguridad en la red</text:p>
      <text:p text:style-name="P11"><text:tab/><text:span text:style-name="T30">9.1. Amenazas a la seguridad</text:span></text:p>
      <text:p text:style-name="P11"><text:tab/><text:span text:style-name="T30">9.2. Legislación en la red</text:span></text:p>
      <text:p text:style-name="P11"><text:tab/><text:span text:style-name="T30">9.3. Adopción de medidas adecuadas</text:span></text:p>
      <text:p text:style-name="P11"><text:tab/><text:span text:style-name="T30">9.4. Conexiones seguras y cifradas</text:span></text:p>
      <text:p text:style-name="P11"><text:tab/><text:span text:style-name="T30">9.5. Configuración segura del navegad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3:59:04.448184772</meta:creation-date>
    <dc:date>2019-05-31T14:19:21.103749992</dc:date>
    <meta:editing-duration>PT19M43S</meta:editing-duration>
    <meta:editing-cycles>63</meta:editing-cycles>
    <meta:generator>LibreOffice/5.4.2.2$Linux_X86_64 LibreOffice_project/22b09f6418e8c2d508a9eaf86b2399209b0990f4</meta:generator>
    <meta:document-statistic meta:table-count="0" meta:image-count="0" meta:object-count="0" meta:page-count="1" meta:paragraph-count="45" meta:word-count="208" meta:character-count="1247" meta:non-whitespace-character-count="1049"/>
  </office:meta>
</office:document-meta>
</file>